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9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6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0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75cm"/>
    </style:style>
    <style:style style:name="gr8" style:family="graphic" style:parent-style-name="objectwithoutfill">
      <style:graphic-properties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Ultra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Ultrafine_20_Dashed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draw:stroke-dash="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234cm" fo:min-width="0.379cm"/>
    </style:style>
    <style:style style:name="gr15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234cm" fo:min-width="0.26cm"/>
    </style:style>
    <style:style style:name="gr16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objectwithoutfill">
      <style:graphic-properties draw:stroke="dash" draw:stroke-dash="Ultrafine_20_Dashed" svg:stroke-color="#5f5f9f" draw:marker-end="Symmetric_20_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0pt" style:font-size-complex="10pt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4cm" svg:y1="3.413cm" svg:x2="20.59cm" svg:y2="3.413cm">
          <text:p/>
        </draw:line>
        <draw:frame draw:style-name="gr2" draw:text-style-name="P2" draw:layer="layout" svg:width="1.662cm" svg:height="0.522cm" svg:x="0.762cm" svg:y="5.558cm">
          <draw:text-box>
            <text:p><text:span text:style-name="T1">CLK_CMP</text:span></text:p>
          </draw:text-box>
        </draw:frame>
        <draw:line draw:style-name="gr1" draw:text-style-name="P1" draw:layer="layout" svg:x1="1.255cm" svg:y1="4.686cm" svg:x2="20.591cm" svg:y2="4.686cm">
          <text:p/>
        </draw:line>
        <draw:frame draw:style-name="gr3" draw:text-style-name="P2" draw:layer="layout" svg:width="1.459cm" svg:height="0.522cm" svg:x="0.773cm" svg:y="6.882cm">
          <draw:text-box>
            <text:p><text:span text:style-name="T1">CLK_SR</text:span></text:p>
          </draw:text-box>
        </draw:frame>
        <draw:line draw:style-name="gr1" draw:text-style-name="P1" draw:layer="layout" svg:x1="1.256cm" svg:y1="6.059cm" svg:x2="20.592cm" svg:y2="6.059cm">
          <text:p/>
        </draw:line>
        <draw:frame draw:style-name="gr4" draw:text-style-name="P2" draw:layer="layout" svg:width="1.158cm" svg:height="0.522cm" svg:x="0.752cm" svg:y="2.905cm">
          <draw:text-box>
            <text:p><text:span text:style-name="T1">RSTB</text:span></text:p>
          </draw:text-box>
        </draw:frame>
        <draw:line draw:style-name="gr1" draw:text-style-name="P1" draw:layer="layout" svg:x1="1.254cm" svg:y1="7.404cm" svg:x2="20.59cm" svg:y2="7.404cm">
          <text:p/>
        </draw:line>
        <draw:frame draw:style-name="gr5" draw:text-style-name="P2" draw:layer="layout" svg:width="1.501cm" svg:height="0.522cm" svg:x="0.786cm" svg:y="4.302cm">
          <draw:text-box>
            <text:p><text:span text:style-name="T1">SAMPLE</text:span></text:p>
          </draw:text-box>
        </draw:frame>
        <draw:line draw:style-name="gr1" draw:text-style-name="P1" draw:layer="layout" svg:x1="1.255cm" svg:y1="2.274cm" svg:x2="20.591cm" svg:y2="2.274cm">
          <text:p/>
        </draw:line>
        <draw:frame draw:style-name="gr6" draw:text-style-name="P2" draw:layer="layout" svg:width="0.98cm" svg:height="0.522cm" svg:x="0.776cm" svg:y="1.739cm">
          <draw:text-box>
            <text:p><text:span text:style-name="T1">CLK</text:span></text:p>
          </draw:text-box>
        </draw:frame>
        <draw:line draw:style-name="gr1" draw:text-style-name="P1" draw:layer="layout" svg:x1="1.257cm" svg:y1="8.62cm" svg:x2="20.593cm" svg:y2="8.62cm">
          <text:p/>
        </draw:line>
        <draw:frame draw:style-name="gr7" draw:text-style-name="P2" draw:layer="layout" svg:width="1.675cm" svg:height="0.522cm" svg:x="0.778cm" svg:y="8.085cm">
          <draw:text-box>
            <text:p><text:span text:style-name="T1">ADC_OUT</text:span></text:p>
          </draw:text-box>
        </draw:frame>
        <draw:g>
          <draw:line draw:style-name="gr8" draw:text-style-name="P1" draw:layer="layout" svg:x1="3.543cm" svg:y1="1.535cm" svg:x2="3.996cm" svg:y2="1.535cm">
            <text:p/>
          </draw:line>
          <draw:line draw:style-name="gr8" draw:text-style-name="P1" draw:layer="layout" svg:x1="3.996cm" svg:y1="2.17cm" svg:x2="3.996cm" svg:y2="1.535cm">
            <text:p/>
          </draw:line>
          <draw:line draw:style-name="gr8" draw:text-style-name="P1" draw:layer="layout" svg:x1="4.449cm" svg:y1="2.17cm" svg:x2="3.996cm" svg:y2="2.17cm">
            <text:p/>
          </draw:line>
          <draw:line draw:style-name="gr8" draw:text-style-name="P1" draw:layer="layout" svg:x1="3.55cm" svg:y1="2.171cm" svg:x2="3.55cm" svg:y2="1.536cm">
            <text:p/>
          </draw:line>
        </draw:g>
        <draw:g>
          <draw:line draw:style-name="gr8" draw:text-style-name="P1" draw:layer="layout" svg:x1="4.435cm" svg:y1="1.535cm" svg:x2="4.888cm" svg:y2="1.535cm">
            <text:p/>
          </draw:line>
          <draw:line draw:style-name="gr8" draw:text-style-name="P1" draw:layer="layout" svg:x1="4.888cm" svg:y1="2.17cm" svg:x2="4.888cm" svg:y2="1.535cm">
            <text:p/>
          </draw:line>
          <draw:line draw:style-name="gr8" draw:text-style-name="P1" draw:layer="layout" svg:x1="5.341cm" svg:y1="2.17cm" svg:x2="4.888cm" svg:y2="2.17cm">
            <text:p/>
          </draw:line>
          <draw:line draw:style-name="gr8" draw:text-style-name="P1" draw:layer="layout" svg:x1="4.442cm" svg:y1="2.171cm" svg:x2="4.442cm" svg:y2="1.536cm">
            <text:p/>
          </draw:line>
        </draw:g>
        <draw:g>
          <draw:line draw:style-name="gr8" draw:text-style-name="P1" draw:layer="layout" svg:x1="5.327cm" svg:y1="1.535cm" svg:x2="5.78cm" svg:y2="1.535cm">
            <text:p/>
          </draw:line>
          <draw:line draw:style-name="gr8" draw:text-style-name="P1" draw:layer="layout" svg:x1="5.78cm" svg:y1="2.17cm" svg:x2="5.78cm" svg:y2="1.535cm">
            <text:p/>
          </draw:line>
          <draw:line draw:style-name="gr8" draw:text-style-name="P1" draw:layer="layout" svg:x1="6.233cm" svg:y1="2.17cm" svg:x2="5.78cm" svg:y2="2.17cm">
            <text:p/>
          </draw:line>
          <draw:line draw:style-name="gr8" draw:text-style-name="P1" draw:layer="layout" svg:x1="5.334cm" svg:y1="2.171cm" svg:x2="5.334cm" svg:y2="1.536cm">
            <text:p/>
          </draw:line>
        </draw:g>
        <draw:g>
          <draw:line draw:style-name="gr8" draw:text-style-name="P1" draw:layer="layout" svg:x1="6.219cm" svg:y1="1.535cm" svg:x2="6.672cm" svg:y2="1.535cm">
            <text:p/>
          </draw:line>
          <draw:line draw:style-name="gr8" draw:text-style-name="P1" draw:layer="layout" svg:x1="6.672cm" svg:y1="2.17cm" svg:x2="6.672cm" svg:y2="1.535cm">
            <text:p/>
          </draw:line>
          <draw:line draw:style-name="gr8" draw:text-style-name="P1" draw:layer="layout" svg:x1="7.125cm" svg:y1="2.17cm" svg:x2="6.672cm" svg:y2="2.17cm">
            <text:p/>
          </draw:line>
          <draw:line draw:style-name="gr8" draw:text-style-name="P1" draw:layer="layout" svg:x1="6.226cm" svg:y1="2.171cm" svg:x2="6.226cm" svg:y2="1.536cm">
            <text:p/>
          </draw:line>
        </draw:g>
        <draw:g>
          <draw:line draw:style-name="gr8" draw:text-style-name="P1" draw:layer="layout" svg:x1="7.111cm" svg:y1="1.535cm" svg:x2="7.564cm" svg:y2="1.535cm">
            <text:p/>
          </draw:line>
          <draw:line draw:style-name="gr8" draw:text-style-name="P1" draw:layer="layout" svg:x1="7.565cm" svg:y1="2.17cm" svg:x2="7.565cm" svg:y2="1.535cm">
            <text:p/>
          </draw:line>
          <draw:line draw:style-name="gr8" draw:text-style-name="P1" draw:layer="layout" svg:x1="8.018cm" svg:y1="2.17cm" svg:x2="7.565cm" svg:y2="2.17cm">
            <text:p/>
          </draw:line>
          <draw:line draw:style-name="gr8" draw:text-style-name="P1" draw:layer="layout" svg:x1="7.119cm" svg:y1="2.171cm" svg:x2="7.119cm" svg:y2="1.536cm">
            <text:p/>
          </draw:line>
        </draw:g>
        <draw:g>
          <draw:line draw:style-name="gr8" draw:text-style-name="P1" draw:layer="layout" svg:x1="8.003cm" svg:y1="1.535cm" svg:x2="8.456cm" svg:y2="1.535cm">
            <text:p/>
          </draw:line>
          <draw:line draw:style-name="gr8" draw:text-style-name="P1" draw:layer="layout" svg:x1="8.457cm" svg:y1="2.17cm" svg:x2="8.457cm" svg:y2="1.535cm">
            <text:p/>
          </draw:line>
          <draw:line draw:style-name="gr8" draw:text-style-name="P1" draw:layer="layout" svg:x1="8.91cm" svg:y1="2.17cm" svg:x2="8.457cm" svg:y2="2.17cm">
            <text:p/>
          </draw:line>
          <draw:line draw:style-name="gr8" draw:text-style-name="P1" draw:layer="layout" svg:x1="8.011cm" svg:y1="2.171cm" svg:x2="8.011cm" svg:y2="1.536cm">
            <text:p/>
          </draw:line>
        </draw:g>
        <draw:g>
          <draw:line draw:style-name="gr8" draw:text-style-name="P1" draw:layer="layout" svg:x1="8.896cm" svg:y1="1.535cm" svg:x2="9.349cm" svg:y2="1.535cm">
            <text:p/>
          </draw:line>
          <draw:line draw:style-name="gr8" draw:text-style-name="P1" draw:layer="layout" svg:x1="9.349cm" svg:y1="2.17cm" svg:x2="9.349cm" svg:y2="1.535cm">
            <text:p/>
          </draw:line>
          <draw:line draw:style-name="gr8" draw:text-style-name="P1" draw:layer="layout" svg:x1="9.802cm" svg:y1="2.17cm" svg:x2="9.349cm" svg:y2="2.17cm">
            <text:p/>
          </draw:line>
          <draw:line draw:style-name="gr8" draw:text-style-name="P1" draw:layer="layout" svg:x1="8.903cm" svg:y1="2.171cm" svg:x2="8.903cm" svg:y2="1.536cm">
            <text:p/>
          </draw:line>
        </draw:g>
        <draw:g>
          <draw:line draw:style-name="gr8" draw:text-style-name="P1" draw:layer="layout" svg:x1="9.788cm" svg:y1="1.535cm" svg:x2="10.241cm" svg:y2="1.535cm">
            <text:p/>
          </draw:line>
          <draw:line draw:style-name="gr8" draw:text-style-name="P1" draw:layer="layout" svg:x1="10.241cm" svg:y1="2.17cm" svg:x2="10.241cm" svg:y2="1.535cm">
            <text:p/>
          </draw:line>
          <draw:line draw:style-name="gr8" draw:text-style-name="P1" draw:layer="layout" svg:x1="10.694cm" svg:y1="2.17cm" svg:x2="10.241cm" svg:y2="2.17cm">
            <text:p/>
          </draw:line>
          <draw:line draw:style-name="gr8" draw:text-style-name="P1" draw:layer="layout" svg:x1="9.795cm" svg:y1="2.171cm" svg:x2="9.795cm" svg:y2="1.536cm">
            <text:p/>
          </draw:line>
        </draw:g>
        <draw:g>
          <draw:line draw:style-name="gr8" draw:text-style-name="P1" draw:layer="layout" svg:x1="10.68cm" svg:y1="1.535cm" svg:x2="11.133cm" svg:y2="1.535cm">
            <text:p/>
          </draw:line>
          <draw:line draw:style-name="gr8" draw:text-style-name="P1" draw:layer="layout" svg:x1="11.133cm" svg:y1="2.17cm" svg:x2="11.133cm" svg:y2="1.535cm">
            <text:p/>
          </draw:line>
          <draw:line draw:style-name="gr8" draw:text-style-name="P1" draw:layer="layout" svg:x1="11.586cm" svg:y1="2.17cm" svg:x2="11.133cm" svg:y2="2.17cm">
            <text:p/>
          </draw:line>
          <draw:line draw:style-name="gr8" draw:text-style-name="P1" draw:layer="layout" svg:x1="10.687cm" svg:y1="2.171cm" svg:x2="10.687cm" svg:y2="1.536cm">
            <text:p/>
          </draw:line>
        </draw:g>
        <draw:g>
          <draw:line draw:style-name="gr8" draw:text-style-name="P1" draw:layer="layout" svg:x1="11.572cm" svg:y1="1.535cm" svg:x2="12.025cm" svg:y2="1.535cm">
            <text:p/>
          </draw:line>
          <draw:line draw:style-name="gr8" draw:text-style-name="P1" draw:layer="layout" svg:x1="12.025cm" svg:y1="2.17cm" svg:x2="12.025cm" svg:y2="1.535cm">
            <text:p/>
          </draw:line>
          <draw:line draw:style-name="gr8" draw:text-style-name="P1" draw:layer="layout" svg:x1="12.478cm" svg:y1="2.17cm" svg:x2="12.025cm" svg:y2="2.17cm">
            <text:p/>
          </draw:line>
          <draw:line draw:style-name="gr8" draw:text-style-name="P1" draw:layer="layout" svg:x1="11.579cm" svg:y1="2.171cm" svg:x2="11.579cm" svg:y2="1.536cm">
            <text:p/>
          </draw:line>
        </draw:g>
        <draw:g>
          <draw:line draw:style-name="gr8" draw:text-style-name="P1" draw:layer="layout" svg:x1="12.464cm" svg:y1="1.535cm" svg:x2="12.917cm" svg:y2="1.535cm">
            <text:p/>
          </draw:line>
          <draw:line draw:style-name="gr8" draw:text-style-name="P1" draw:layer="layout" svg:x1="12.917cm" svg:y1="2.17cm" svg:x2="12.917cm" svg:y2="1.535cm">
            <text:p/>
          </draw:line>
          <draw:line draw:style-name="gr8" draw:text-style-name="P1" draw:layer="layout" svg:x1="13.37cm" svg:y1="2.17cm" svg:x2="12.917cm" svg:y2="2.17cm">
            <text:p/>
          </draw:line>
          <draw:line draw:style-name="gr8" draw:text-style-name="P1" draw:layer="layout" svg:x1="12.471cm" svg:y1="2.171cm" svg:x2="12.471cm" svg:y2="1.536cm">
            <text:p/>
          </draw:line>
        </draw:g>
        <draw:g>
          <draw:line draw:style-name="gr8" draw:text-style-name="P1" draw:layer="layout" svg:x1="13.356cm" svg:y1="1.535cm" svg:x2="13.809cm" svg:y2="1.535cm">
            <text:p/>
          </draw:line>
          <draw:line draw:style-name="gr8" draw:text-style-name="P1" draw:layer="layout" svg:x1="13.809cm" svg:y1="2.17cm" svg:x2="13.809cm" svg:y2="1.535cm">
            <text:p/>
          </draw:line>
          <draw:line draw:style-name="gr8" draw:text-style-name="P1" draw:layer="layout" svg:x1="14.262cm" svg:y1="2.17cm" svg:x2="13.809cm" svg:y2="2.17cm">
            <text:p/>
          </draw:line>
          <draw:line draw:style-name="gr8" draw:text-style-name="P1" draw:layer="layout" svg:x1="13.363cm" svg:y1="2.171cm" svg:x2="13.363cm" svg:y2="1.536cm">
            <text:p/>
          </draw:line>
        </draw:g>
        <draw:g>
          <draw:line draw:style-name="gr8" draw:text-style-name="P1" draw:layer="layout" svg:x1="14.248cm" svg:y1="1.535cm" svg:x2="14.701cm" svg:y2="1.535cm">
            <text:p/>
          </draw:line>
          <draw:line draw:style-name="gr8" draw:text-style-name="P1" draw:layer="layout" svg:x1="14.701cm" svg:y1="2.17cm" svg:x2="14.701cm" svg:y2="1.535cm">
            <text:p/>
          </draw:line>
          <draw:line draw:style-name="gr8" draw:text-style-name="P1" draw:layer="layout" svg:x1="15.154cm" svg:y1="2.17cm" svg:x2="14.701cm" svg:y2="2.17cm">
            <text:p/>
          </draw:line>
          <draw:line draw:style-name="gr8" draw:text-style-name="P1" draw:layer="layout" svg:x1="14.255cm" svg:y1="2.171cm" svg:x2="14.255cm" svg:y2="1.536cm">
            <text:p/>
          </draw:line>
        </draw:g>
        <draw:g>
          <draw:line draw:style-name="gr8" draw:text-style-name="P1" draw:layer="layout" svg:x1="15.14cm" svg:y1="1.535cm" svg:x2="15.593cm" svg:y2="1.535cm">
            <text:p/>
          </draw:line>
          <draw:line draw:style-name="gr8" draw:text-style-name="P1" draw:layer="layout" svg:x1="15.593cm" svg:y1="2.17cm" svg:x2="15.593cm" svg:y2="1.535cm">
            <text:p/>
          </draw:line>
          <draw:line draw:style-name="gr8" draw:text-style-name="P1" draw:layer="layout" svg:x1="16.046cm" svg:y1="2.17cm" svg:x2="15.593cm" svg:y2="2.17cm">
            <text:p/>
          </draw:line>
          <draw:line draw:style-name="gr8" draw:text-style-name="P1" draw:layer="layout" svg:x1="15.147cm" svg:y1="2.171cm" svg:x2="15.147cm" svg:y2="1.536cm">
            <text:p/>
          </draw:line>
        </draw:g>
        <draw:g>
          <draw:line draw:style-name="gr8" draw:text-style-name="P1" draw:layer="layout" svg:x1="16.032cm" svg:y1="1.535cm" svg:x2="16.485cm" svg:y2="1.535cm">
            <text:p/>
          </draw:line>
          <draw:line draw:style-name="gr8" draw:text-style-name="P1" draw:layer="layout" svg:x1="16.486cm" svg:y1="2.17cm" svg:x2="16.486cm" svg:y2="1.535cm">
            <text:p/>
          </draw:line>
          <draw:line draw:style-name="gr8" draw:text-style-name="P1" draw:layer="layout" svg:x1="16.939cm" svg:y1="2.17cm" svg:x2="16.486cm" svg:y2="2.17cm">
            <text:p/>
          </draw:line>
          <draw:line draw:style-name="gr8" draw:text-style-name="P1" draw:layer="layout" svg:x1="16.039cm" svg:y1="2.171cm" svg:x2="16.039cm" svg:y2="1.536cm">
            <text:p/>
          </draw:line>
        </draw:g>
        <draw:g>
          <draw:line draw:style-name="gr8" draw:text-style-name="P1" draw:layer="layout" svg:x1="16.924cm" svg:y1="1.535cm" svg:x2="17.377cm" svg:y2="1.535cm">
            <text:p/>
          </draw:line>
          <draw:line draw:style-name="gr8" draw:text-style-name="P1" draw:layer="layout" svg:x1="17.378cm" svg:y1="2.17cm" svg:x2="17.378cm" svg:y2="1.535cm">
            <text:p/>
          </draw:line>
          <draw:line draw:style-name="gr8" draw:text-style-name="P1" draw:layer="layout" svg:x1="17.831cm" svg:y1="2.17cm" svg:x2="17.378cm" svg:y2="2.17cm">
            <text:p/>
          </draw:line>
          <draw:line draw:style-name="gr8" draw:text-style-name="P1" draw:layer="layout" svg:x1="16.932cm" svg:y1="2.171cm" svg:x2="16.932cm" svg:y2="1.536cm">
            <text:p/>
          </draw:line>
        </draw:g>
        <draw:g>
          <draw:line draw:style-name="gr8" draw:text-style-name="P1" draw:layer="layout" svg:x1="17.817cm" svg:y1="1.535cm" svg:x2="18.27cm" svg:y2="1.535cm">
            <text:p/>
          </draw:line>
          <draw:line draw:style-name="gr8" draw:text-style-name="P1" draw:layer="layout" svg:x1="18.27cm" svg:y1="2.17cm" svg:x2="18.27cm" svg:y2="1.535cm">
            <text:p/>
          </draw:line>
          <draw:line draw:style-name="gr8" draw:text-style-name="P1" draw:layer="layout" svg:x1="18.723cm" svg:y1="2.17cm" svg:x2="18.27cm" svg:y2="2.17cm">
            <text:p/>
          </draw:line>
          <draw:line draw:style-name="gr8" draw:text-style-name="P1" draw:layer="layout" svg:x1="17.824cm" svg:y1="2.171cm" svg:x2="17.824cm" svg:y2="1.536cm">
            <text:p/>
          </draw:line>
        </draw:g>
        <draw:g>
          <draw:line draw:style-name="gr8" draw:text-style-name="P1" draw:layer="layout" svg:x1="18.709cm" svg:y1="1.535cm" svg:x2="19.162cm" svg:y2="1.535cm">
            <text:p/>
          </draw:line>
          <draw:line draw:style-name="gr8" draw:text-style-name="P1" draw:layer="layout" svg:x1="19.162cm" svg:y1="2.17cm" svg:x2="19.162cm" svg:y2="1.535cm">
            <text:p/>
          </draw:line>
          <draw:line draw:style-name="gr8" draw:text-style-name="P1" draw:layer="layout" svg:x1="19.615cm" svg:y1="2.17cm" svg:x2="19.162cm" svg:y2="2.17cm">
            <text:p/>
          </draw:line>
          <draw:line draw:style-name="gr8" draw:text-style-name="P1" draw:layer="layout" svg:x1="18.716cm" svg:y1="2.171cm" svg:x2="18.716cm" svg:y2="1.536cm">
            <text:p/>
          </draw:line>
        </draw:g>
        <draw:line draw:style-name="gr9" draw:text-style-name="P1" draw:layer="layout" svg:x1="2.642cm" svg:y1="2.17cm" svg:x2="2.189cm" svg:y2="2.17cm">
          <text:p/>
        </draw:line>
        <draw:g>
          <draw:line draw:style-name="gr8" draw:text-style-name="P1" draw:layer="layout" svg:x1="2.628cm" svg:y1="1.535cm" svg:x2="3.081cm" svg:y2="1.535cm">
            <text:p/>
          </draw:line>
          <draw:line draw:style-name="gr8" draw:text-style-name="P1" draw:layer="layout" svg:x1="3.081cm" svg:y1="2.17cm" svg:x2="3.081cm" svg:y2="1.535cm">
            <text:p/>
          </draw:line>
          <draw:line draw:style-name="gr8" draw:text-style-name="P1" draw:layer="layout" svg:x1="3.534cm" svg:y1="2.17cm" svg:x2="3.081cm" svg:y2="2.17cm">
            <text:p/>
          </draw:line>
          <draw:line draw:style-name="gr8" draw:text-style-name="P1" draw:layer="layout" svg:x1="2.635cm" svg:y1="2.171cm" svg:x2="2.635cm" svg:y2="1.536cm">
            <text:p/>
          </draw:line>
        </draw:g>
        <draw:line draw:style-name="gr10" draw:text-style-name="P1" draw:layer="layout" svg:x1="2.626cm" svg:y1="1.254cm" svg:x2="2.626cm" svg:y2="9.636cm">
          <text:p/>
        </draw:line>
        <draw:line draw:style-name="gr8" draw:text-style-name="P1" draw:layer="layout" svg:x1="2.626cm" svg:y1="3.304cm" svg:x2="6.233cm" svg:y2="3.304cm">
          <text:p/>
        </draw:line>
        <draw:line draw:style-name="gr8" draw:text-style-name="P1" draw:layer="layout" svg:x1="6.207cm" svg:y1="3.313cm" svg:x2="6.207cm" svg:y2="2.678cm">
          <text:p/>
        </draw:line>
        <draw:line draw:style-name="gr8" draw:text-style-name="P1" draw:layer="layout" svg:x1="17.002cm" svg:y1="2.778cm" svg:x2="6.206cm" svg:y2="2.728cm">
          <text:p/>
        </draw:line>
        <draw:line draw:style-name="gr8" draw:text-style-name="P1" draw:layer="layout" svg:x1="2.611cm" svg:y1="3.313cm" svg:x2="2.611cm" svg:y2="2.678cm">
          <text:p/>
        </draw:line>
        <draw:line draw:style-name="gr11" draw:text-style-name="P1" draw:layer="layout" svg:x1="2.65cm" svg:y1="2.678cm" svg:x2="1.762cm" svg:y2="2.678cm">
          <text:p/>
        </draw:line>
        <draw:line draw:style-name="gr10" draw:text-style-name="P1" draw:layer="layout" svg:x1="6.207cm" svg:y1="1.254cm" svg:x2="6.207cm" svg:y2="9.128cm">
          <text:p/>
        </draw:line>
        <draw:line draw:style-name="gr8" draw:text-style-name="P1" draw:layer="layout" svg:x1="2.626cm" svg:y1="3.957cm" svg:x2="6.69cm" svg:y2="3.957cm">
          <text:p/>
        </draw:line>
        <draw:line draw:style-name="gr8" draw:text-style-name="P1" draw:layer="layout" svg:x1="6.707cm" svg:y1="3.948cm" svg:x2="6.707cm" svg:y2="4.583cm">
          <text:p/>
        </draw:line>
        <draw:line draw:style-name="gr8" draw:text-style-name="P1" draw:layer="layout" svg:x1="17.002cm" svg:y1="4.556cm" svg:x2="6.706cm" svg:y2="4.57cm">
          <text:p/>
        </draw:line>
        <draw:line draw:style-name="gr8" draw:text-style-name="P1" draw:layer="layout" svg:x1="2.611cm" svg:y1="3.948cm" svg:x2="2.611cm" svg:y2="4.583cm">
          <text:p/>
        </draw:line>
        <draw:line draw:style-name="gr12" draw:text-style-name="P1" draw:layer="layout" svg:x1="2.65cm" svg:y1="4.569cm" svg:x2="2.143cm" svg:y2="4.569cm">
          <text:p/>
        </draw:line>
        <draw:line draw:style-name="gr10" draw:text-style-name="P1" draw:layer="layout" svg:x1="6.715cm" svg:y1="1.254cm" svg:x2="6.715cm" svg:y2="9.128cm">
          <text:p/>
        </draw:line>
        <draw:line draw:style-name="gr10" draw:text-style-name="P1" draw:layer="layout" svg:x1="7.115cm" svg:y1="1.254cm" svg:x2="7.115cm" svg:y2="9.128cm">
          <text:p/>
        </draw:line>
        <draw:g>
          <draw:line draw:style-name="gr8" draw:text-style-name="P1" draw:layer="layout" svg:x1="7.111cm" svg:y1="5.335cm" svg:x2="7.564cm" svg:y2="5.335cm">
            <text:p/>
          </draw:line>
          <draw:line draw:style-name="gr8" draw:text-style-name="P1" draw:layer="layout" svg:x1="7.565cm" svg:y1="5.97cm" svg:x2="7.565cm" svg:y2="5.335cm">
            <text:p/>
          </draw:line>
          <draw:line draw:style-name="gr8" draw:text-style-name="P1" draw:layer="layout" svg:x1="8.018cm" svg:y1="5.97cm" svg:x2="7.565cm" svg:y2="5.97cm">
            <text:p/>
          </draw:line>
          <draw:line draw:style-name="gr8" draw:text-style-name="P1" draw:layer="layout" svg:x1="7.119cm" svg:y1="5.971cm" svg:x2="7.119cm" svg:y2="5.336cm">
            <text:p/>
          </draw:line>
        </draw:g>
        <draw:g>
          <draw:line draw:style-name="gr8" draw:text-style-name="P1" draw:layer="layout" svg:x1="8.003cm" svg:y1="5.335cm" svg:x2="8.456cm" svg:y2="5.335cm">
            <text:p/>
          </draw:line>
          <draw:line draw:style-name="gr8" draw:text-style-name="P1" draw:layer="layout" svg:x1="8.457cm" svg:y1="5.97cm" svg:x2="8.457cm" svg:y2="5.335cm">
            <text:p/>
          </draw:line>
          <draw:line draw:style-name="gr8" draw:text-style-name="P1" draw:layer="layout" svg:x1="8.91cm" svg:y1="5.97cm" svg:x2="8.457cm" svg:y2="5.97cm">
            <text:p/>
          </draw:line>
          <draw:line draw:style-name="gr8" draw:text-style-name="P1" draw:layer="layout" svg:x1="8.011cm" svg:y1="5.971cm" svg:x2="8.011cm" svg:y2="5.336cm">
            <text:p/>
          </draw:line>
        </draw:g>
        <draw:g>
          <draw:line draw:style-name="gr8" draw:text-style-name="P1" draw:layer="layout" svg:x1="8.896cm" svg:y1="5.335cm" svg:x2="9.349cm" svg:y2="5.335cm">
            <text:p/>
          </draw:line>
          <draw:line draw:style-name="gr8" draw:text-style-name="P1" draw:layer="layout" svg:x1="9.349cm" svg:y1="5.97cm" svg:x2="9.349cm" svg:y2="5.335cm">
            <text:p/>
          </draw:line>
          <draw:line draw:style-name="gr8" draw:text-style-name="P1" draw:layer="layout" svg:x1="9.802cm" svg:y1="5.97cm" svg:x2="9.349cm" svg:y2="5.97cm">
            <text:p/>
          </draw:line>
          <draw:line draw:style-name="gr8" draw:text-style-name="P1" draw:layer="layout" svg:x1="8.903cm" svg:y1="5.971cm" svg:x2="8.903cm" svg:y2="5.336cm">
            <text:p/>
          </draw:line>
        </draw:g>
        <draw:g>
          <draw:line draw:style-name="gr8" draw:text-style-name="P1" draw:layer="layout" svg:x1="9.788cm" svg:y1="5.335cm" svg:x2="10.241cm" svg:y2="5.335cm">
            <text:p/>
          </draw:line>
          <draw:line draw:style-name="gr8" draw:text-style-name="P1" draw:layer="layout" svg:x1="10.241cm" svg:y1="5.97cm" svg:x2="10.241cm" svg:y2="5.335cm">
            <text:p/>
          </draw:line>
          <draw:line draw:style-name="gr8" draw:text-style-name="P1" draw:layer="layout" svg:x1="10.694cm" svg:y1="5.97cm" svg:x2="10.241cm" svg:y2="5.97cm">
            <text:p/>
          </draw:line>
          <draw:line draw:style-name="gr8" draw:text-style-name="P1" draw:layer="layout" svg:x1="9.795cm" svg:y1="5.971cm" svg:x2="9.795cm" svg:y2="5.336cm">
            <text:p/>
          </draw:line>
        </draw:g>
        <draw:g>
          <draw:line draw:style-name="gr8" draw:text-style-name="P1" draw:layer="layout" svg:x1="10.68cm" svg:y1="5.335cm" svg:x2="11.133cm" svg:y2="5.335cm">
            <text:p/>
          </draw:line>
          <draw:line draw:style-name="gr8" draw:text-style-name="P1" draw:layer="layout" svg:x1="11.133cm" svg:y1="5.97cm" svg:x2="11.133cm" svg:y2="5.335cm">
            <text:p/>
          </draw:line>
          <draw:line draw:style-name="gr8" draw:text-style-name="P1" draw:layer="layout" svg:x1="11.586cm" svg:y1="5.97cm" svg:x2="11.133cm" svg:y2="5.97cm">
            <text:p/>
          </draw:line>
          <draw:line draw:style-name="gr8" draw:text-style-name="P1" draw:layer="layout" svg:x1="10.687cm" svg:y1="5.971cm" svg:x2="10.687cm" svg:y2="5.336cm">
            <text:p/>
          </draw:line>
        </draw:g>
        <draw:g>
          <draw:line draw:style-name="gr8" draw:text-style-name="P1" draw:layer="layout" svg:x1="11.572cm" svg:y1="5.335cm" svg:x2="12.025cm" svg:y2="5.335cm">
            <text:p/>
          </draw:line>
          <draw:line draw:style-name="gr8" draw:text-style-name="P1" draw:layer="layout" svg:x1="12.025cm" svg:y1="5.97cm" svg:x2="12.025cm" svg:y2="5.335cm">
            <text:p/>
          </draw:line>
          <draw:line draw:style-name="gr8" draw:text-style-name="P1" draw:layer="layout" svg:x1="12.478cm" svg:y1="5.97cm" svg:x2="12.025cm" svg:y2="5.97cm">
            <text:p/>
          </draw:line>
          <draw:line draw:style-name="gr8" draw:text-style-name="P1" draw:layer="layout" svg:x1="11.579cm" svg:y1="5.971cm" svg:x2="11.579cm" svg:y2="5.336cm">
            <text:p/>
          </draw:line>
        </draw:g>
        <draw:g>
          <draw:line draw:style-name="gr8" draw:text-style-name="P1" draw:layer="layout" svg:x1="12.464cm" svg:y1="5.335cm" svg:x2="12.917cm" svg:y2="5.335cm">
            <text:p/>
          </draw:line>
          <draw:line draw:style-name="gr8" draw:text-style-name="P1" draw:layer="layout" svg:x1="12.917cm" svg:y1="5.97cm" svg:x2="12.917cm" svg:y2="5.335cm">
            <text:p/>
          </draw:line>
          <draw:line draw:style-name="gr8" draw:text-style-name="P1" draw:layer="layout" svg:x1="13.37cm" svg:y1="5.97cm" svg:x2="12.917cm" svg:y2="5.97cm">
            <text:p/>
          </draw:line>
          <draw:line draw:style-name="gr8" draw:text-style-name="P1" draw:layer="layout" svg:x1="12.471cm" svg:y1="5.971cm" svg:x2="12.471cm" svg:y2="5.336cm">
            <text:p/>
          </draw:line>
        </draw:g>
        <draw:g>
          <draw:line draw:style-name="gr8" draw:text-style-name="P1" draw:layer="layout" svg:x1="13.356cm" svg:y1="5.335cm" svg:x2="13.809cm" svg:y2="5.335cm">
            <text:p/>
          </draw:line>
          <draw:line draw:style-name="gr8" draw:text-style-name="P1" draw:layer="layout" svg:x1="13.809cm" svg:y1="5.97cm" svg:x2="13.809cm" svg:y2="5.335cm">
            <text:p/>
          </draw:line>
          <draw:line draw:style-name="gr8" draw:text-style-name="P1" draw:layer="layout" svg:x1="14.262cm" svg:y1="5.97cm" svg:x2="13.809cm" svg:y2="5.97cm">
            <text:p/>
          </draw:line>
          <draw:line draw:style-name="gr8" draw:text-style-name="P1" draw:layer="layout" svg:x1="13.363cm" svg:y1="5.971cm" svg:x2="13.363cm" svg:y2="5.336cm">
            <text:p/>
          </draw:line>
        </draw:g>
        <draw:g>
          <draw:line draw:style-name="gr8" draw:text-style-name="P1" draw:layer="layout" svg:x1="14.248cm" svg:y1="5.335cm" svg:x2="14.701cm" svg:y2="5.335cm">
            <text:p/>
          </draw:line>
          <draw:line draw:style-name="gr8" draw:text-style-name="P1" draw:layer="layout" svg:x1="14.701cm" svg:y1="5.97cm" svg:x2="14.701cm" svg:y2="5.335cm">
            <text:p/>
          </draw:line>
          <draw:line draw:style-name="gr8" draw:text-style-name="P1" draw:layer="layout" svg:x1="15.154cm" svg:y1="5.97cm" svg:x2="14.701cm" svg:y2="5.97cm">
            <text:p/>
          </draw:line>
          <draw:line draw:style-name="gr8" draw:text-style-name="P1" draw:layer="layout" svg:x1="14.255cm" svg:y1="5.971cm" svg:x2="14.255cm" svg:y2="5.336cm">
            <text:p/>
          </draw:line>
        </draw:g>
        <draw:g>
          <draw:line draw:style-name="gr8" draw:text-style-name="P1" draw:layer="layout" svg:x1="15.14cm" svg:y1="5.335cm" svg:x2="15.593cm" svg:y2="5.335cm">
            <text:p/>
          </draw:line>
          <draw:line draw:style-name="gr8" draw:text-style-name="P1" draw:layer="layout" svg:x1="15.593cm" svg:y1="5.97cm" svg:x2="15.593cm" svg:y2="5.335cm">
            <text:p/>
          </draw:line>
          <draw:line draw:style-name="gr8" draw:text-style-name="P1" draw:layer="layout" svg:x1="16.046cm" svg:y1="5.97cm" svg:x2="15.593cm" svg:y2="5.97cm">
            <text:p/>
          </draw:line>
          <draw:line draw:style-name="gr8" draw:text-style-name="P1" draw:layer="layout" svg:x1="15.147cm" svg:y1="5.971cm" svg:x2="15.147cm" svg:y2="5.336cm">
            <text:p/>
          </draw:line>
        </draw:g>
        <draw:g>
          <draw:line draw:style-name="gr8" draw:text-style-name="P1" draw:layer="layout" svg:x1="16.032cm" svg:y1="5.335cm" svg:x2="16.485cm" svg:y2="5.335cm">
            <text:p/>
          </draw:line>
          <draw:line draw:style-name="gr8" draw:text-style-name="P1" draw:layer="layout" svg:x1="16.486cm" svg:y1="5.97cm" svg:x2="16.486cm" svg:y2="5.335cm">
            <text:p/>
          </draw:line>
          <draw:line draw:style-name="gr8" draw:text-style-name="P1" draw:layer="layout" svg:x1="16.939cm" svg:y1="5.97cm" svg:x2="16.486cm" svg:y2="5.97cm">
            <text:p/>
          </draw:line>
          <draw:line draw:style-name="gr8" draw:text-style-name="P1" draw:layer="layout" svg:x1="16.039cm" svg:y1="5.971cm" svg:x2="16.039cm" svg:y2="5.336cm">
            <text:p/>
          </draw:line>
        </draw:g>
        <draw:line draw:style-name="gr13" draw:text-style-name="P1" draw:layer="layout" svg:x1="7.149cm" svg:y1="5.927cm" svg:x2="2.651cm" svg:y2="5.926cm">
          <text:p/>
        </draw:line>
        <draw:line draw:style-name="gr12" draw:text-style-name="P1" draw:layer="layout" svg:x1="2.652cm" svg:y1="5.925cm" svg:x2="2.145cm" svg:y2="5.925cm">
          <text:p/>
        </draw:line>
        <draw:g>
          <draw:line draw:style-name="gr8" draw:text-style-name="P1" draw:layer="layout" svg:x1="7.611cm" svg:y1="6.635cm" svg:x2="8.064cm" svg:y2="6.635cm">
            <text:p/>
          </draw:line>
          <draw:line draw:style-name="gr8" draw:text-style-name="P1" draw:layer="layout" svg:x1="8.065cm" svg:y1="7.27cm" svg:x2="8.065cm" svg:y2="6.635cm">
            <text:p/>
          </draw:line>
          <draw:line draw:style-name="gr8" draw:text-style-name="P1" draw:layer="layout" svg:x1="8.518cm" svg:y1="7.27cm" svg:x2="8.065cm" svg:y2="7.27cm">
            <text:p/>
          </draw:line>
          <draw:line draw:style-name="gr8" draw:text-style-name="P1" draw:layer="layout" svg:x1="7.619cm" svg:y1="7.271cm" svg:x2="7.619cm" svg:y2="6.636cm">
            <text:p/>
          </draw:line>
        </draw:g>
        <draw:g>
          <draw:line draw:style-name="gr8" draw:text-style-name="P1" draw:layer="layout" svg:x1="8.503cm" svg:y1="6.635cm" svg:x2="8.956cm" svg:y2="6.635cm">
            <text:p/>
          </draw:line>
          <draw:line draw:style-name="gr8" draw:text-style-name="P1" draw:layer="layout" svg:x1="8.957cm" svg:y1="7.27cm" svg:x2="8.957cm" svg:y2="6.635cm">
            <text:p/>
          </draw:line>
          <draw:line draw:style-name="gr8" draw:text-style-name="P1" draw:layer="layout" svg:x1="9.41cm" svg:y1="7.27cm" svg:x2="8.957cm" svg:y2="7.27cm">
            <text:p/>
          </draw:line>
          <draw:line draw:style-name="gr8" draw:text-style-name="P1" draw:layer="layout" svg:x1="8.511cm" svg:y1="7.271cm" svg:x2="8.511cm" svg:y2="6.636cm">
            <text:p/>
          </draw:line>
        </draw:g>
        <draw:g>
          <draw:line draw:style-name="gr8" draw:text-style-name="P1" draw:layer="layout" svg:x1="9.396cm" svg:y1="6.635cm" svg:x2="9.849cm" svg:y2="6.635cm">
            <text:p/>
          </draw:line>
          <draw:line draw:style-name="gr8" draw:text-style-name="P1" draw:layer="layout" svg:x1="9.849cm" svg:y1="7.27cm" svg:x2="9.849cm" svg:y2="6.635cm">
            <text:p/>
          </draw:line>
          <draw:line draw:style-name="gr8" draw:text-style-name="P1" draw:layer="layout" svg:x1="10.302cm" svg:y1="7.27cm" svg:x2="9.849cm" svg:y2="7.27cm">
            <text:p/>
          </draw:line>
          <draw:line draw:style-name="gr8" draw:text-style-name="P1" draw:layer="layout" svg:x1="9.403cm" svg:y1="7.271cm" svg:x2="9.403cm" svg:y2="6.636cm">
            <text:p/>
          </draw:line>
        </draw:g>
        <draw:g>
          <draw:line draw:style-name="gr8" draw:text-style-name="P1" draw:layer="layout" svg:x1="10.288cm" svg:y1="6.635cm" svg:x2="10.741cm" svg:y2="6.635cm">
            <text:p/>
          </draw:line>
          <draw:line draw:style-name="gr8" draw:text-style-name="P1" draw:layer="layout" svg:x1="10.741cm" svg:y1="7.27cm" svg:x2="10.741cm" svg:y2="6.635cm">
            <text:p/>
          </draw:line>
          <draw:line draw:style-name="gr8" draw:text-style-name="P1" draw:layer="layout" svg:x1="11.194cm" svg:y1="7.27cm" svg:x2="10.741cm" svg:y2="7.27cm">
            <text:p/>
          </draw:line>
          <draw:line draw:style-name="gr8" draw:text-style-name="P1" draw:layer="layout" svg:x1="10.295cm" svg:y1="7.271cm" svg:x2="10.295cm" svg:y2="6.636cm">
            <text:p/>
          </draw:line>
        </draw:g>
        <draw:g>
          <draw:line draw:style-name="gr8" draw:text-style-name="P1" draw:layer="layout" svg:x1="11.18cm" svg:y1="6.635cm" svg:x2="11.633cm" svg:y2="6.635cm">
            <text:p/>
          </draw:line>
          <draw:line draw:style-name="gr8" draw:text-style-name="P1" draw:layer="layout" svg:x1="11.633cm" svg:y1="7.27cm" svg:x2="11.633cm" svg:y2="6.635cm">
            <text:p/>
          </draw:line>
          <draw:line draw:style-name="gr8" draw:text-style-name="P1" draw:layer="layout" svg:x1="12.086cm" svg:y1="7.27cm" svg:x2="11.633cm" svg:y2="7.27cm">
            <text:p/>
          </draw:line>
          <draw:line draw:style-name="gr8" draw:text-style-name="P1" draw:layer="layout" svg:x1="11.187cm" svg:y1="7.271cm" svg:x2="11.187cm" svg:y2="6.636cm">
            <text:p/>
          </draw:line>
        </draw:g>
        <draw:g>
          <draw:line draw:style-name="gr8" draw:text-style-name="P1" draw:layer="layout" svg:x1="12.072cm" svg:y1="6.635cm" svg:x2="12.525cm" svg:y2="6.635cm">
            <text:p/>
          </draw:line>
          <draw:line draw:style-name="gr8" draw:text-style-name="P1" draw:layer="layout" svg:x1="12.525cm" svg:y1="7.27cm" svg:x2="12.525cm" svg:y2="6.635cm">
            <text:p/>
          </draw:line>
          <draw:line draw:style-name="gr8" draw:text-style-name="P1" draw:layer="layout" svg:x1="12.978cm" svg:y1="7.27cm" svg:x2="12.525cm" svg:y2="7.27cm">
            <text:p/>
          </draw:line>
          <draw:line draw:style-name="gr8" draw:text-style-name="P1" draw:layer="layout" svg:x1="12.079cm" svg:y1="7.271cm" svg:x2="12.079cm" svg:y2="6.636cm">
            <text:p/>
          </draw:line>
        </draw:g>
        <draw:g>
          <draw:line draw:style-name="gr8" draw:text-style-name="P1" draw:layer="layout" svg:x1="12.964cm" svg:y1="6.635cm" svg:x2="13.417cm" svg:y2="6.635cm">
            <text:p/>
          </draw:line>
          <draw:line draw:style-name="gr8" draw:text-style-name="P1" draw:layer="layout" svg:x1="13.417cm" svg:y1="7.27cm" svg:x2="13.417cm" svg:y2="6.635cm">
            <text:p/>
          </draw:line>
          <draw:line draw:style-name="gr8" draw:text-style-name="P1" draw:layer="layout" svg:x1="13.87cm" svg:y1="7.27cm" svg:x2="13.417cm" svg:y2="7.27cm">
            <text:p/>
          </draw:line>
          <draw:line draw:style-name="gr8" draw:text-style-name="P1" draw:layer="layout" svg:x1="12.971cm" svg:y1="7.271cm" svg:x2="12.971cm" svg:y2="6.636cm">
            <text:p/>
          </draw:line>
        </draw:g>
        <draw:g>
          <draw:line draw:style-name="gr8" draw:text-style-name="P1" draw:layer="layout" svg:x1="13.856cm" svg:y1="6.635cm" svg:x2="14.309cm" svg:y2="6.635cm">
            <text:p/>
          </draw:line>
          <draw:line draw:style-name="gr8" draw:text-style-name="P1" draw:layer="layout" svg:x1="14.309cm" svg:y1="7.27cm" svg:x2="14.309cm" svg:y2="6.635cm">
            <text:p/>
          </draw:line>
          <draw:line draw:style-name="gr8" draw:text-style-name="P1" draw:layer="layout" svg:x1="14.762cm" svg:y1="7.27cm" svg:x2="14.309cm" svg:y2="7.27cm">
            <text:p/>
          </draw:line>
          <draw:line draw:style-name="gr8" draw:text-style-name="P1" draw:layer="layout" svg:x1="13.863cm" svg:y1="7.271cm" svg:x2="13.863cm" svg:y2="6.636cm">
            <text:p/>
          </draw:line>
        </draw:g>
        <draw:g>
          <draw:line draw:style-name="gr8" draw:text-style-name="P1" draw:layer="layout" svg:x1="14.748cm" svg:y1="6.635cm" svg:x2="15.201cm" svg:y2="6.635cm">
            <text:p/>
          </draw:line>
          <draw:line draw:style-name="gr8" draw:text-style-name="P1" draw:layer="layout" svg:x1="15.201cm" svg:y1="7.27cm" svg:x2="15.201cm" svg:y2="6.635cm">
            <text:p/>
          </draw:line>
          <draw:line draw:style-name="gr8" draw:text-style-name="P1" draw:layer="layout" svg:x1="15.654cm" svg:y1="7.27cm" svg:x2="15.201cm" svg:y2="7.27cm">
            <text:p/>
          </draw:line>
          <draw:line draw:style-name="gr8" draw:text-style-name="P1" draw:layer="layout" svg:x1="14.755cm" svg:y1="7.271cm" svg:x2="14.755cm" svg:y2="6.636cm">
            <text:p/>
          </draw:line>
        </draw:g>
        <draw:g>
          <draw:line draw:style-name="gr8" draw:text-style-name="P1" draw:layer="layout" svg:x1="15.64cm" svg:y1="6.635cm" svg:x2="16.093cm" svg:y2="6.635cm">
            <text:p/>
          </draw:line>
          <draw:line draw:style-name="gr8" draw:text-style-name="P1" draw:layer="layout" svg:x1="16.093cm" svg:y1="7.27cm" svg:x2="16.093cm" svg:y2="6.635cm">
            <text:p/>
          </draw:line>
          <draw:line draw:style-name="gr8" draw:text-style-name="P1" draw:layer="layout" svg:x1="16.546cm" svg:y1="7.27cm" svg:x2="16.093cm" svg:y2="7.27cm">
            <text:p/>
          </draw:line>
          <draw:line draw:style-name="gr8" draw:text-style-name="P1" draw:layer="layout" svg:x1="15.647cm" svg:y1="7.271cm" svg:x2="15.647cm" svg:y2="6.636cm">
            <text:p/>
          </draw:line>
        </draw:g>
        <draw:g>
          <draw:line draw:style-name="gr8" draw:text-style-name="P1" draw:layer="layout" svg:x1="16.532cm" svg:y1="6.635cm" svg:x2="16.985cm" svg:y2="6.635cm">
            <text:p/>
          </draw:line>
          <draw:line draw:style-name="gr8" draw:text-style-name="P1" draw:layer="layout" svg:x1="16.986cm" svg:y1="7.27cm" svg:x2="16.986cm" svg:y2="6.635cm">
            <text:p/>
          </draw:line>
          <draw:line draw:style-name="gr8" draw:text-style-name="P1" draw:layer="layout" svg:x1="17.439cm" svg:y1="7.27cm" svg:x2="16.986cm" svg:y2="7.27cm">
            <text:p/>
          </draw:line>
          <draw:line draw:style-name="gr8" draw:text-style-name="P1" draw:layer="layout" svg:x1="16.539cm" svg:y1="7.271cm" svg:x2="16.539cm" svg:y2="6.636cm">
            <text:p/>
          </draw:line>
        </draw:g>
        <draw:line draw:style-name="gr13" draw:text-style-name="P1" draw:layer="layout" svg:x1="7.649cm" svg:y1="7.227cm" svg:x2="2.651cm" svg:y2="7.223cm">
          <text:p/>
        </draw:line>
        <draw:line draw:style-name="gr10" draw:text-style-name="P1" draw:layer="layout" svg:x1="16.037cm" svg:y1="1.635cm" svg:x2="16.064cm" svg:y2="7.477cm">
          <text:p/>
        </draw:line>
        <draw:line draw:style-name="gr13" draw:text-style-name="P1" draw:layer="layout" svg:x1="16.875cm" svg:y1="5.977cm" svg:x2="17.332cm" svg:y2="5.977cm">
          <text:p/>
        </draw:line>
        <draw:line draw:style-name="gr12" draw:text-style-name="P1" draw:layer="layout" svg:x1="2.652cm" svg:y1="7.226cm" svg:x2="2.145cm" svg:y2="7.226cm">
          <text:p/>
        </draw:line>
        <draw:line draw:style-name="gr12" draw:text-style-name="P1" draw:layer="layout" svg:x1="7.35cm" svg:y1="8.112cm" svg:x2="2.653cm" svg:y2="8.112cm">
          <text:p/>
        </draw:line>
        <draw:g>
          <draw:line draw:style-name="gr8" draw:text-style-name="P1" draw:layer="layout" svg:x1="7.307cm" svg:y1="8.114cm" svg:x2="7.572cm" svg:y2="7.807cm">
            <text:p/>
          </draw:line>
          <draw:line draw:style-name="gr8" draw:text-style-name="P1" draw:layer="layout" svg:x1="7.569cm" svg:y1="8.432cm" svg:x2="7.304cm" svg:y2="8.125cm">
            <text:p/>
          </draw:line>
          <draw:line draw:style-name="gr8" draw:text-style-name="P1" draw:layer="layout" svg:x1="7.572cm" svg:y1="7.807cm" svg:x2="7.925cm" svg:y2="7.807cm">
            <text:p/>
          </draw:line>
          <draw:line draw:style-name="gr8" draw:text-style-name="P1" draw:layer="layout" svg:x1="7.572cm" svg:y1="8.442cm" svg:x2="7.925cm" svg:y2="8.442cm">
            <text:p/>
          </draw:line>
          <draw:line draw:style-name="gr8" draw:text-style-name="P1" draw:layer="layout" svg:x1="8.194cm" svg:y1="8.115cm" svg:x2="7.929cm" svg:y2="7.808cm">
            <text:p/>
          </draw:line>
          <draw:line draw:style-name="gr8" draw:text-style-name="P1" draw:layer="layout" svg:x1="7.932cm" svg:y1="8.432cm" svg:x2="8.197cm" svg:y2="8.125cm">
            <text:p/>
          </draw:line>
        </draw:g>
        <draw:line draw:style-name="gr10" draw:text-style-name="P1" draw:layer="layout" svg:x1="8.493cm" svg:y1="6.461cm" svg:x2="8.515cm" svg:y2="9.128cm">
          <text:p/>
        </draw:line>
        <draw:frame draw:style-name="gr14" draw:text-style-name="P3" draw:layer="layout" svg:width="0.879cm" svg:height="0.484cm" svg:x="7.414cm" svg:y="7.882cm">
          <draw:text-box>
            <text:p><text:span text:style-name="T2">B10</text:span></text:p>
          </draw:text-box>
        </draw:frame>
        <draw:g>
          <draw:line draw:style-name="gr8" draw:text-style-name="P1" draw:layer="layout" svg:x1="8.208cm" svg:y1="8.115cm" svg:x2="8.473cm" svg:y2="7.808cm">
            <text:p/>
          </draw:line>
          <draw:line draw:style-name="gr8" draw:text-style-name="P1" draw:layer="layout" svg:x1="8.47cm" svg:y1="8.433cm" svg:x2="8.205cm" svg:y2="8.126cm">
            <text:p/>
          </draw:line>
          <draw:line draw:style-name="gr8" draw:text-style-name="P1" draw:layer="layout" svg:x1="8.473cm" svg:y1="7.808cm" svg:x2="8.826cm" svg:y2="7.808cm">
            <text:p/>
          </draw:line>
          <draw:line draw:style-name="gr8" draw:text-style-name="P1" draw:layer="layout" svg:x1="8.473cm" svg:y1="8.443cm" svg:x2="8.826cm" svg:y2="8.443cm">
            <text:p/>
          </draw:line>
          <draw:line draw:style-name="gr8" draw:text-style-name="P1" draw:layer="layout" svg:x1="9.095cm" svg:y1="8.116cm" svg:x2="8.83cm" svg:y2="7.809cm">
            <text:p/>
          </draw:line>
          <draw:line draw:style-name="gr8" draw:text-style-name="P1" draw:layer="layout" svg:x1="8.833cm" svg:y1="8.433cm" svg:x2="9.098cm" svg:y2="8.126cm">
            <text:p/>
          </draw:line>
        </draw:g>
        <draw:frame draw:style-name="gr15" draw:text-style-name="P3" draw:layer="layout" svg:width="0.76cm" svg:height="0.484cm" svg:x="8.303cm" svg:y="7.882cm">
          <draw:text-box>
            <text:p><text:span text:style-name="T2">B9</text:span></text:p>
          </draw:text-box>
        </draw:frame>
        <draw:line draw:style-name="gr10" draw:text-style-name="P1" draw:layer="layout" svg:x1="9.393cm" svg:y1="6.462cm" svg:x2="9.415cm" svg:y2="9.129cm">
          <text:p/>
        </draw:line>
        <draw:g>
          <draw:line draw:style-name="gr8" draw:text-style-name="P1" draw:layer="layout" svg:x1="9.106cm" svg:y1="8.115cm" svg:x2="9.371cm" svg:y2="7.808cm">
            <text:p/>
          </draw:line>
          <draw:line draw:style-name="gr8" draw:text-style-name="P1" draw:layer="layout" svg:x1="9.368cm" svg:y1="8.433cm" svg:x2="9.103cm" svg:y2="8.126cm">
            <text:p/>
          </draw:line>
          <draw:line draw:style-name="gr8" draw:text-style-name="P1" draw:layer="layout" svg:x1="9.371cm" svg:y1="7.808cm" svg:x2="9.724cm" svg:y2="7.808cm">
            <text:p/>
          </draw:line>
          <draw:line draw:style-name="gr8" draw:text-style-name="P1" draw:layer="layout" svg:x1="9.371cm" svg:y1="8.443cm" svg:x2="9.724cm" svg:y2="8.443cm">
            <text:p/>
          </draw:line>
          <draw:line draw:style-name="gr8" draw:text-style-name="P1" draw:layer="layout" svg:x1="9.993cm" svg:y1="8.116cm" svg:x2="9.728cm" svg:y2="7.809cm">
            <text:p/>
          </draw:line>
          <draw:line draw:style-name="gr8" draw:text-style-name="P1" draw:layer="layout" svg:x1="9.731cm" svg:y1="8.433cm" svg:x2="9.996cm" svg:y2="8.126cm">
            <text:p/>
          </draw:line>
        </draw:g>
        <draw:frame draw:style-name="gr15" draw:text-style-name="P3" draw:layer="layout" svg:width="0.76cm" svg:height="0.484cm" svg:x="9.213cm" svg:y="7.883cm">
          <draw:text-box>
            <text:p><text:span text:style-name="T2">B8</text:span></text:p>
          </draw:text-box>
        </draw:frame>
        <draw:line draw:style-name="gr10" draw:text-style-name="P1" draw:layer="layout" svg:x1="10.291cm" svg:y1="6.462cm" svg:x2="10.313cm" svg:y2="9.129cm">
          <text:p/>
        </draw:line>
        <draw:g>
          <draw:line draw:style-name="gr8" draw:text-style-name="P1" draw:layer="layout" svg:x1="10.009cm" svg:y1="8.116cm" svg:x2="10.274cm" svg:y2="7.809cm">
            <text:p/>
          </draw:line>
          <draw:line draw:style-name="gr8" draw:text-style-name="P1" draw:layer="layout" svg:x1="10.271cm" svg:y1="8.434cm" svg:x2="10.006cm" svg:y2="8.127cm">
            <text:p/>
          </draw:line>
          <draw:line draw:style-name="gr8" draw:text-style-name="P1" draw:layer="layout" svg:x1="10.274cm" svg:y1="7.809cm" svg:x2="10.627cm" svg:y2="7.809cm">
            <text:p/>
          </draw:line>
          <draw:line draw:style-name="gr8" draw:text-style-name="P1" draw:layer="layout" svg:x1="10.274cm" svg:y1="8.444cm" svg:x2="10.627cm" svg:y2="8.444cm">
            <text:p/>
          </draw:line>
          <draw:line draw:style-name="gr8" draw:text-style-name="P1" draw:layer="layout" svg:x1="10.896cm" svg:y1="8.117cm" svg:x2="10.631cm" svg:y2="7.81cm">
            <text:p/>
          </draw:line>
          <draw:line draw:style-name="gr8" draw:text-style-name="P1" draw:layer="layout" svg:x1="10.634cm" svg:y1="8.434cm" svg:x2="10.899cm" svg:y2="8.127cm">
            <text:p/>
          </draw:line>
        </draw:g>
        <draw:frame draw:style-name="gr15" draw:text-style-name="P3" draw:layer="layout" svg:width="0.76cm" svg:height="0.484cm" svg:x="10.116cm" svg:y="7.884cm">
          <draw:text-box>
            <text:p><text:span text:style-name="T2">B7</text:span></text:p>
          </draw:text-box>
        </draw:frame>
        <draw:g>
          <draw:line draw:style-name="gr8" draw:text-style-name="P1" draw:layer="layout" svg:x1="10.907cm" svg:y1="8.116cm" svg:x2="11.172cm" svg:y2="7.809cm">
            <text:p/>
          </draw:line>
          <draw:line draw:style-name="gr8" draw:text-style-name="P1" draw:layer="layout" svg:x1="11.169cm" svg:y1="8.434cm" svg:x2="10.904cm" svg:y2="8.127cm">
            <text:p/>
          </draw:line>
          <draw:line draw:style-name="gr8" draw:text-style-name="P1" draw:layer="layout" svg:x1="11.172cm" svg:y1="7.809cm" svg:x2="11.525cm" svg:y2="7.809cm">
            <text:p/>
          </draw:line>
          <draw:line draw:style-name="gr8" draw:text-style-name="P1" draw:layer="layout" svg:x1="11.172cm" svg:y1="8.444cm" svg:x2="11.525cm" svg:y2="8.444cm">
            <text:p/>
          </draw:line>
          <draw:line draw:style-name="gr8" draw:text-style-name="P1" draw:layer="layout" svg:x1="11.794cm" svg:y1="8.117cm" svg:x2="11.529cm" svg:y2="7.81cm">
            <text:p/>
          </draw:line>
          <draw:line draw:style-name="gr8" draw:text-style-name="P1" draw:layer="layout" svg:x1="11.532cm" svg:y1="8.434cm" svg:x2="11.797cm" svg:y2="8.127cm">
            <text:p/>
          </draw:line>
        </draw:g>
        <draw:frame draw:style-name="gr15" draw:text-style-name="P3" draw:layer="layout" svg:width="0.76cm" svg:height="0.484cm" svg:x="11.014cm" svg:y="7.884cm">
          <draw:text-box>
            <text:p><text:span text:style-name="T2">B6</text:span></text:p>
          </draw:text-box>
        </draw:frame>
        <draw:g>
          <draw:line draw:style-name="gr8" draw:text-style-name="P1" draw:layer="layout" svg:x1="11.81cm" svg:y1="8.117cm" svg:x2="12.075cm" svg:y2="7.81cm">
            <text:p/>
          </draw:line>
          <draw:line draw:style-name="gr8" draw:text-style-name="P1" draw:layer="layout" svg:x1="12.072cm" svg:y1="8.435cm" svg:x2="11.807cm" svg:y2="8.128cm">
            <text:p/>
          </draw:line>
          <draw:line draw:style-name="gr8" draw:text-style-name="P1" draw:layer="layout" svg:x1="12.075cm" svg:y1="7.81cm" svg:x2="12.428cm" svg:y2="7.81cm">
            <text:p/>
          </draw:line>
          <draw:line draw:style-name="gr8" draw:text-style-name="P1" draw:layer="layout" svg:x1="12.075cm" svg:y1="8.445cm" svg:x2="12.428cm" svg:y2="8.445cm">
            <text:p/>
          </draw:line>
          <draw:line draw:style-name="gr8" draw:text-style-name="P1" draw:layer="layout" svg:x1="12.697cm" svg:y1="8.118cm" svg:x2="12.432cm" svg:y2="7.811cm">
            <text:p/>
          </draw:line>
          <draw:line draw:style-name="gr8" draw:text-style-name="P1" draw:layer="layout" svg:x1="12.435cm" svg:y1="8.435cm" svg:x2="12.7cm" svg:y2="8.128cm">
            <text:p/>
          </draw:line>
        </draw:g>
        <draw:frame draw:style-name="gr15" draw:text-style-name="P3" draw:layer="layout" svg:width="0.76cm" svg:height="0.484cm" svg:x="11.917cm" svg:y="7.885cm">
          <draw:text-box>
            <text:p><text:span text:style-name="T2">B5</text:span></text:p>
          </draw:text-box>
        </draw:frame>
        <draw:g>
          <draw:line draw:style-name="gr8" draw:text-style-name="P1" draw:layer="layout" svg:x1="12.708cm" svg:y1="8.117cm" svg:x2="12.973cm" svg:y2="7.81cm">
            <text:p/>
          </draw:line>
          <draw:line draw:style-name="gr8" draw:text-style-name="P1" draw:layer="layout" svg:x1="12.97cm" svg:y1="8.435cm" svg:x2="12.705cm" svg:y2="8.128cm">
            <text:p/>
          </draw:line>
          <draw:line draw:style-name="gr8" draw:text-style-name="P1" draw:layer="layout" svg:x1="12.973cm" svg:y1="7.81cm" svg:x2="13.326cm" svg:y2="7.81cm">
            <text:p/>
          </draw:line>
          <draw:line draw:style-name="gr8" draw:text-style-name="P1" draw:layer="layout" svg:x1="12.973cm" svg:y1="8.445cm" svg:x2="13.326cm" svg:y2="8.445cm">
            <text:p/>
          </draw:line>
          <draw:line draw:style-name="gr8" draw:text-style-name="P1" draw:layer="layout" svg:x1="13.595cm" svg:y1="8.118cm" svg:x2="13.33cm" svg:y2="7.811cm">
            <text:p/>
          </draw:line>
          <draw:line draw:style-name="gr8" draw:text-style-name="P1" draw:layer="layout" svg:x1="13.333cm" svg:y1="8.435cm" svg:x2="13.598cm" svg:y2="8.128cm">
            <text:p/>
          </draw:line>
        </draw:g>
        <draw:frame draw:style-name="gr15" draw:text-style-name="P3" draw:layer="layout" svg:width="0.76cm" svg:height="0.484cm" svg:x="12.815cm" svg:y="7.885cm">
          <draw:text-box>
            <text:p><text:span text:style-name="T2">B4</text:span></text:p>
          </draw:text-box>
        </draw:frame>
        <draw:g>
          <draw:line draw:style-name="gr8" draw:text-style-name="P1" draw:layer="layout" svg:x1="13.61cm" svg:y1="8.117cm" svg:x2="13.875cm" svg:y2="7.81cm">
            <text:p/>
          </draw:line>
          <draw:line draw:style-name="gr8" draw:text-style-name="P1" draw:layer="layout" svg:x1="13.872cm" svg:y1="8.435cm" svg:x2="13.607cm" svg:y2="8.128cm">
            <text:p/>
          </draw:line>
          <draw:line draw:style-name="gr8" draw:text-style-name="P1" draw:layer="layout" svg:x1="13.875cm" svg:y1="7.81cm" svg:x2="14.228cm" svg:y2="7.81cm">
            <text:p/>
          </draw:line>
          <draw:line draw:style-name="gr8" draw:text-style-name="P1" draw:layer="layout" svg:x1="13.875cm" svg:y1="8.445cm" svg:x2="14.228cm" svg:y2="8.445cm">
            <text:p/>
          </draw:line>
          <draw:line draw:style-name="gr8" draw:text-style-name="P1" draw:layer="layout" svg:x1="14.497cm" svg:y1="8.118cm" svg:x2="14.232cm" svg:y2="7.811cm">
            <text:p/>
          </draw:line>
          <draw:line draw:style-name="gr8" draw:text-style-name="P1" draw:layer="layout" svg:x1="14.235cm" svg:y1="8.435cm" svg:x2="14.5cm" svg:y2="8.128cm">
            <text:p/>
          </draw:line>
        </draw:g>
        <draw:frame draw:style-name="gr15" draw:text-style-name="P3" draw:layer="layout" svg:width="0.76cm" svg:height="0.484cm" svg:x="13.717cm" svg:y="7.885cm">
          <draw:text-box>
            <text:p><text:span text:style-name="T2">B3</text:span></text:p>
          </draw:text-box>
        </draw:frame>
        <draw:g>
          <draw:line draw:style-name="gr8" draw:text-style-name="P1" draw:layer="layout" svg:x1="14.508cm" svg:y1="8.117cm" svg:x2="14.773cm" svg:y2="7.81cm">
            <text:p/>
          </draw:line>
          <draw:line draw:style-name="gr8" draw:text-style-name="P1" draw:layer="layout" svg:x1="14.77cm" svg:y1="8.435cm" svg:x2="14.505cm" svg:y2="8.128cm">
            <text:p/>
          </draw:line>
          <draw:line draw:style-name="gr8" draw:text-style-name="P1" draw:layer="layout" svg:x1="14.773cm" svg:y1="7.81cm" svg:x2="15.126cm" svg:y2="7.81cm">
            <text:p/>
          </draw:line>
          <draw:line draw:style-name="gr8" draw:text-style-name="P1" draw:layer="layout" svg:x1="14.773cm" svg:y1="8.445cm" svg:x2="15.126cm" svg:y2="8.445cm">
            <text:p/>
          </draw:line>
          <draw:line draw:style-name="gr8" draw:text-style-name="P1" draw:layer="layout" svg:x1="15.395cm" svg:y1="8.118cm" svg:x2="15.13cm" svg:y2="7.811cm">
            <text:p/>
          </draw:line>
          <draw:line draw:style-name="gr8" draw:text-style-name="P1" draw:layer="layout" svg:x1="15.133cm" svg:y1="8.435cm" svg:x2="15.398cm" svg:y2="8.128cm">
            <text:p/>
          </draw:line>
        </draw:g>
        <draw:frame draw:style-name="gr15" draw:text-style-name="P3" draw:layer="layout" svg:width="0.76cm" svg:height="0.484cm" svg:x="14.615cm" svg:y="7.885cm">
          <draw:text-box>
            <text:p><text:span text:style-name="T2">B2</text:span></text:p>
          </draw:text-box>
        </draw:frame>
        <draw:g>
          <draw:line draw:style-name="gr8" draw:text-style-name="P1" draw:layer="layout" svg:x1="15.409cm" svg:y1="8.118cm" svg:x2="15.674cm" svg:y2="7.811cm">
            <text:p/>
          </draw:line>
          <draw:line draw:style-name="gr8" draw:text-style-name="P1" draw:layer="layout" svg:x1="15.671cm" svg:y1="8.436cm" svg:x2="15.406cm" svg:y2="8.129cm">
            <text:p/>
          </draw:line>
          <draw:line draw:style-name="gr8" draw:text-style-name="P1" draw:layer="layout" svg:x1="15.674cm" svg:y1="7.811cm" svg:x2="16.027cm" svg:y2="7.811cm">
            <text:p/>
          </draw:line>
          <draw:line draw:style-name="gr8" draw:text-style-name="P1" draw:layer="layout" svg:x1="15.674cm" svg:y1="8.446cm" svg:x2="16.027cm" svg:y2="8.446cm">
            <text:p/>
          </draw:line>
          <draw:line draw:style-name="gr8" draw:text-style-name="P1" draw:layer="layout" svg:x1="16.296cm" svg:y1="8.119cm" svg:x2="16.031cm" svg:y2="7.812cm">
            <text:p/>
          </draw:line>
          <draw:line draw:style-name="gr8" draw:text-style-name="P1" draw:layer="layout" svg:x1="16.034cm" svg:y1="8.436cm" svg:x2="16.299cm" svg:y2="8.129cm">
            <text:p/>
          </draw:line>
        </draw:g>
        <draw:frame draw:style-name="gr15" draw:text-style-name="P3" draw:layer="layout" svg:width="0.76cm" svg:height="0.484cm" svg:x="15.516cm" svg:y="7.886cm">
          <draw:text-box>
            <text:p><text:span text:style-name="T2">B1</text:span></text:p>
          </draw:text-box>
        </draw:frame>
        <draw:line draw:style-name="gr10" draw:text-style-name="P1" draw:layer="layout" svg:x1="11.191cm" svg:y1="6.463cm" svg:x2="11.213cm" svg:y2="9.13cm">
          <text:p/>
        </draw:line>
        <draw:line draw:style-name="gr10" draw:text-style-name="P1" draw:layer="layout" svg:x1="12.091cm" svg:y1="6.463cm" svg:x2="12.113cm" svg:y2="9.13cm">
          <text:p/>
        </draw:line>
        <draw:line draw:style-name="gr10" draw:text-style-name="P1" draw:layer="layout" svg:x1="12.991cm" svg:y1="6.463cm" svg:x2="13.013cm" svg:y2="9.13cm">
          <text:p/>
        </draw:line>
        <draw:line draw:style-name="gr10" draw:text-style-name="P1" draw:layer="layout" svg:x1="13.891cm" svg:y1="6.463cm" svg:x2="13.913cm" svg:y2="9.13cm">
          <text:p/>
        </draw:line>
        <draw:line draw:style-name="gr10" draw:text-style-name="P1" draw:layer="layout" svg:x1="14.791cm" svg:y1="6.463cm" svg:x2="14.813cm" svg:y2="9.13cm">
          <text:p/>
        </draw:line>
        <draw:line draw:style-name="gr10" draw:text-style-name="P1" draw:layer="layout" svg:x1="15.691cm" svg:y1="6.463cm" svg:x2="15.713cm" svg:y2="9.13cm">
          <text:p/>
        </draw:line>
        <draw:line draw:style-name="gr10" draw:text-style-name="P1" draw:layer="layout" svg:x1="16.591cm" svg:y1="6.463cm" svg:x2="16.613cm" svg:y2="9.13cm">
          <text:p/>
        </draw:line>
        <draw:g>
          <draw:line draw:style-name="gr8" draw:text-style-name="P1" draw:layer="layout" svg:x1="16.31cm" svg:y1="8.119cm" svg:x2="16.575cm" svg:y2="7.812cm">
            <text:p/>
          </draw:line>
          <draw:line draw:style-name="gr8" draw:text-style-name="P1" draw:layer="layout" svg:x1="16.572cm" svg:y1="8.437cm" svg:x2="16.307cm" svg:y2="8.13cm">
            <text:p/>
          </draw:line>
          <draw:line draw:style-name="gr8" draw:text-style-name="P1" draw:layer="layout" svg:x1="16.575cm" svg:y1="7.812cm" svg:x2="16.928cm" svg:y2="7.812cm">
            <text:p/>
          </draw:line>
          <draw:line draw:style-name="gr8" draw:text-style-name="P1" draw:layer="layout" svg:x1="16.575cm" svg:y1="8.447cm" svg:x2="16.928cm" svg:y2="8.447cm">
            <text:p/>
          </draw:line>
          <draw:line draw:style-name="gr8" draw:text-style-name="P1" draw:layer="layout" svg:x1="17.197cm" svg:y1="8.12cm" svg:x2="16.932cm" svg:y2="7.813cm">
            <text:p/>
          </draw:line>
          <draw:line draw:style-name="gr8" draw:text-style-name="P1" draw:layer="layout" svg:x1="16.935cm" svg:y1="8.437cm" svg:x2="17.2cm" svg:y2="8.13cm">
            <text:p/>
          </draw:line>
        </draw:g>
        <draw:frame draw:style-name="gr15" draw:text-style-name="P3" draw:layer="layout" svg:width="0.76cm" svg:height="0.484cm" svg:x="16.417cm" svg:y="7.887cm">
          <draw:text-box>
            <text:p><text:span text:style-name="T2">B</text:span><text:span text:style-name="T2">0</text:span></text:p>
          </draw:text-box>
        </draw:frame>
        <draw:line draw:style-name="gr10" draw:text-style-name="P1" draw:layer="layout" svg:x1="17.002cm" svg:y1="2.397cm" svg:x2="17.002cm" svg:y2="9.636cm">
          <text:p/>
        </draw:line>
        <draw:line draw:style-name="gr8" draw:text-style-name="P1" draw:layer="layout" svg:x1="17.002cm" svg:y1="3.948cm" svg:x2="17.002cm" svg:y2="4.583cm">
          <text:p/>
        </draw:line>
        <draw:line draw:style-name="gr8" draw:text-style-name="P1" draw:layer="layout" svg:x1="17.002cm" svg:y1="3.948cm" svg:x2="17.358cm" svg:y2="3.948cm">
          <text:p/>
        </draw:line>
        <draw:line draw:style-name="gr8" draw:text-style-name="P1" draw:layer="layout" svg:x1="17.003cm" svg:y1="3.349cm" svg:x2="17.003cm" svg:y2="2.778cm">
          <text:p/>
        </draw:line>
        <draw:line draw:style-name="gr8" draw:text-style-name="P1" draw:layer="layout" svg:x1="17.003cm" svg:y1="3.349cm" svg:x2="17.308cm" svg:y2="3.349cm">
          <text:p/>
        </draw:line>
        <draw:line draw:style-name="gr12" draw:text-style-name="P1" draw:layer="layout" svg:x1="19.415cm" svg:y1="8.112cm" svg:x2="17.129cm" svg:y2="8.112cm">
          <text:p/>
        </draw:line>
        <draw:line draw:style-name="gr12" draw:text-style-name="P1" draw:layer="layout" svg:x1="19.288cm" svg:y1="7.248cm" svg:x2="17.383cm" svg:y2="7.248cm">
          <text:p/>
        </draw:line>
        <draw:line draw:style-name="gr12" draw:text-style-name="P1" draw:layer="layout" svg:x1="19.188cm" svg:y1="5.953cm" svg:x2="17.283cm" svg:y2="5.953cm">
          <text:p/>
        </draw:line>
        <draw:line draw:style-name="gr12" draw:text-style-name="P1" draw:layer="layout" svg:x1="19.289cm" svg:y1="3.948cm" svg:x2="17.384cm" svg:y2="3.948cm">
          <text:p/>
        </draw:line>
        <draw:line draw:style-name="gr12" draw:text-style-name="P1" draw:layer="layout" svg:x1="19.189cm" svg:y1="3.348cm" svg:x2="17.284cm" svg:y2="3.348cm">
          <text:p/>
        </draw:line>
        <draw:line draw:style-name="gr10" draw:text-style-name="P1" draw:layer="layout" svg:x1="7.593cm" svg:y1="6.462cm" svg:x2="7.615cm" svg:y2="9.129cm">
          <text:p/>
        </draw:line>
        <draw:line draw:style-name="gr16" draw:text-style-name="P4" draw:layer="layout" svg:x1="2.651cm" svg:y1="9.355cm" svg:x2="17.002cm" svg:y2="9.355cm">
          <text:p/>
        </draw:line>
        <draw:frame draw:style-name="gr17" draw:text-style-name="P5" draw:layer="layout" svg:width="4.002cm" svg:height="0.889cm" svg:x="3.602cm" svg:y="9.382cm">
          <draw:text-box>
            <text:p><text:span text:style-name="T3">T=16xclk</text:span></text:p>
          </draw:text-box>
        </draw:frame>
        <draw:line draw:style-name="gr18" draw:text-style-name="P1" draw:layer="layout" svg:x1="8.747cm" svg:y1="10.652cm" svg:x2="7.731cm" svg:y2="8.747cm">
          <text:p/>
        </draw:line>
        <draw:line draw:style-name="gr18" draw:text-style-name="P1" draw:layer="layout" svg:x1="8.747cm" svg:y1="10.652cm" svg:x2="8.493cm" svg:y2="8.874cm">
          <text:p/>
        </draw:line>
        <draw:line draw:style-name="gr18" draw:text-style-name="P1" draw:layer="layout" svg:x1="8.747cm" svg:y1="10.525cm" svg:x2="16.621cm" svg:y2="8.747cm">
          <text:p/>
        </draw:line>
        <draw:line draw:style-name="gr18" draw:text-style-name="P1" draw:layer="layout" svg:x1="8.771cm" svg:y1="10.525cm" svg:x2="9.406cm" svg:y2="9.001cm">
          <text:p/>
        </draw:line>
        <draw:frame draw:style-name="gr19" draw:text-style-name="P6" draw:layer="layout" svg:width="4.002cm" svg:height="0.947cm" svg:x="8.047cm" svg:y="10.652cm">
          <draw:text-box>
            <text:p><text:span text:style-name="T4">Read ADC output (stable digital output)</text:span></text:p>
          </draw:text-box>
        </draw:frame>
        <draw:frame draw:style-name="gr20" draw:text-style-name="P5" draw:layer="layout" svg:width="10.687cm" svg:height="1.661cm" svg:x="1.616cm" svg:y="13.055cm">
          <draw:text-box>
            <text:p><text:span text:style-name="T3">CoRDIA 2021 / 11 bits ADC timing(without RE!)</text:span></text:p>
            <text:p><text:span text:style-name="T3">Created on 22.10.21 / updated on : 22.10.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2T10:18:22.240270339</meta:creation-date>
    <dc:date>2021-10-22T12:35:38.448934845</dc:date>
    <meta:editing-duration>PT1H50M7S</meta:editing-duration>
    <meta:editing-cycles>41</meta:editing-cycles>
    <meta:generator>LibreOffice/5.3.6.1$Linux_X86_64 LibreOffice_project/30$Build-1</meta:generator>
    <meta:document-statistic meta:object-count="356"/>
  </office:meta>
</office:document-meta>
</file>